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style:text-underline-style="none" officeooo:rsid="000ec1a0" officeooo:paragraph-rsid="000f3549" fo:background-color="#ffffff"/>
    </style:style>
    <style:style style:name="P2" style:family="paragraph" style:parent-style-name="Standard">
      <style:text-properties fo:color="#000000" style:font-name="Arial" style:text-underline-style="none" officeooo:rsid="001b6eb0" officeooo:paragraph-rsid="001b6eb0" fo:background-color="#ffffff"/>
    </style:style>
    <style:style style:name="P3" style:family="paragraph" style:parent-style-name="Standard">
      <style:text-properties fo:color="#000000" style:font-name="Arial" style:text-underline-style="none" officeooo:rsid="00114e58" officeooo:paragraph-rsid="001bd4b9" fo:background-color="#ffffff"/>
    </style:style>
    <style:style style:name="P4" style:family="paragraph" style:parent-style-name="Standard">
      <style:text-properties fo:color="#000000" style:font-name="Arial" fo:font-size="12pt" style:text-underline-style="none" fo:font-weight="normal" officeooo:rsid="00110cdb" officeooo:paragraph-rsid="00110cdb" fo:background-color="#ffffff" style:font-size-asian="12pt" style:font-size-complex="12pt"/>
    </style:style>
    <style:style style:name="P5" style:family="paragraph" style:parent-style-name="Standard">
      <style:text-properties fo:color="#000000" style:font-name="Arial" fo:font-size="12pt" style:text-underline-style="none" fo:font-weight="normal" officeooo:rsid="000ec1a0" officeooo:paragraph-rsid="000ec1a0" fo:background-color="#ffffff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none" officeooo:rsid="000ec1a0" officeooo:paragraph-rsid="00110cdb" fo:background-color="#ffffff" style:font-size-asian="12pt" style:font-size-complex="12pt"/>
    </style:style>
    <style:style style:name="P7" style:family="paragraph" style:parent-style-name="Standard">
      <style:text-properties fo:color="#000000" style:font-name="Arial" fo:font-size="12pt" style:text-underline-style="none" officeooo:rsid="000ec1a0" officeooo:paragraph-rsid="000ec1a0" fo:background-color="#ffffff" style:font-size-asian="12pt" style:font-size-complex="12pt"/>
    </style:style>
    <style:style style:name="P8" style:family="paragraph" style:parent-style-name="Standard">
      <style:text-properties fo:color="#000000" style:font-name="Arial" fo:font-size="12pt" style:text-underline-style="none" officeooo:rsid="000ec1a0" officeooo:paragraph-rsid="000f3549" fo:background-color="#ffffff" style:font-size-asian="12pt" style:font-size-complex="12pt"/>
    </style:style>
    <style:style style:name="P9" style:family="paragraph" style:parent-style-name="Standard">
      <style:text-properties fo:color="#000000" style:font-name="Arial" fo:font-size="12pt" style:text-underline-style="none" officeooo:rsid="000ec1a0" officeooo:paragraph-rsid="001312f2" fo:background-color="#ffffff" style:font-size-asian="12pt" style:font-size-complex="12pt"/>
    </style:style>
    <style:style style:name="P10" style:family="paragraph" style:parent-style-name="Standard">
      <style:text-properties fo:color="#000000" style:font-name="Arial" fo:font-size="12pt" style:text-underline-style="none" officeooo:rsid="000ec1a0" officeooo:paragraph-rsid="0018b00c" fo:background-color="#ffffff" style:font-size-asian="12pt" style:font-size-complex="12pt"/>
    </style:style>
    <style:style style:name="P11" style:family="paragraph" style:parent-style-name="Standard">
      <style:text-properties fo:color="#000000" style:font-name="Arial" fo:font-size="12pt" style:text-underline-style="none" officeooo:rsid="000ec1a0" officeooo:paragraph-rsid="001b6eb0" fo:background-color="#ffffff" style:font-size-asian="12pt" style:font-size-complex="12pt"/>
    </style:style>
    <style:style style:name="P12" style:family="paragraph" style:parent-style-name="Standard">
      <style:text-properties fo:color="#000000" style:font-name="Arial" fo:font-size="12pt" style:text-underline-style="none" officeooo:rsid="000ec1a0" officeooo:paragraph-rsid="001c57d7" fo:background-color="#ffffff" style:font-size-asian="12pt" style:font-size-complex="12pt"/>
    </style:style>
    <style:style style:name="P13" style:family="paragraph" style:parent-style-name="Standard">
      <style:text-properties fo:color="#000000" style:font-name="Arial" fo:font-size="12pt" style:text-underline-style="none" officeooo:rsid="000ec1a0" officeooo:paragraph-rsid="001ccba5" fo:background-color="#ffffff" style:font-size-asian="12pt" style:font-size-complex="12pt"/>
    </style:style>
    <style:style style:name="P14" style:family="paragraph" style:parent-style-name="Standard">
      <style:text-properties fo:color="#000000" style:font-name="Arial" fo:font-size="12pt" style:text-underline-style="none" officeooo:rsid="000ec1a0" officeooo:paragraph-rsid="001d7e42" fo:background-color="#ffffff" style:font-size-asian="12pt" style:font-size-complex="12pt"/>
    </style:style>
    <style:style style:name="P15" style:family="paragraph" style:parent-style-name="Standard">
      <style:text-properties fo:color="#000000" style:font-name="Arial" fo:font-size="12pt" style:text-underline-style="none" officeooo:rsid="0010353c" officeooo:paragraph-rsid="0010353c" fo:background-color="#ffffff" style:font-size-asian="12pt" style:font-size-complex="12pt"/>
    </style:style>
    <style:style style:name="P16" style:family="paragraph" style:parent-style-name="Standard">
      <style:text-properties fo:color="#000000" style:font-name="Arial" fo:font-size="12pt" style:text-underline-style="none" officeooo:rsid="0010353c" officeooo:paragraph-rsid="001d7e42" fo:background-color="#ffffff" style:font-size-asian="12pt" style:font-size-complex="12pt"/>
    </style:style>
    <style:style style:name="P17" style:family="paragraph" style:parent-style-name="Standard">
      <style:text-properties fo:color="#000000" style:font-name="Arial" fo:font-size="12pt" style:text-underline-style="none" officeooo:rsid="00110cdb" officeooo:paragraph-rsid="00110cdb" fo:background-color="#ffffff" style:font-size-asian="12pt" style:font-size-complex="12pt"/>
    </style:style>
    <style:style style:name="P18" style:family="paragraph" style:parent-style-name="Standard">
      <style:text-properties fo:color="#000000" style:font-name="Arial" fo:font-size="12pt" style:text-underline-style="none" officeooo:rsid="001312f2" officeooo:paragraph-rsid="001312f2" fo:background-color="#ffffff" style:font-size-asian="12pt" style:font-size-complex="12pt"/>
    </style:style>
    <style:style style:name="P19" style:family="paragraph" style:parent-style-name="Standard">
      <style:text-properties fo:color="#000000" style:font-name="Arial" fo:font-size="12pt" style:text-underline-style="none" officeooo:rsid="0013b572" officeooo:paragraph-rsid="0013b572" fo:background-color="#ffffff" style:font-size-asian="12pt" style:font-size-complex="12pt"/>
    </style:style>
    <style:style style:name="P20" style:family="paragraph" style:parent-style-name="Standard">
      <style:text-properties fo:color="#000000" style:font-name="Arial" fo:font-size="12pt" style:text-underline-style="none" officeooo:rsid="0018b00c" officeooo:paragraph-rsid="0018b00c" fo:background-color="#ffffff" style:font-size-asian="12pt" style:font-size-complex="12pt"/>
    </style:style>
    <style:style style:name="P21" style:family="paragraph" style:parent-style-name="Standard">
      <style:text-properties fo:color="#000000" style:font-name="Arial" fo:font-size="12pt" style:text-underline-style="none" officeooo:rsid="001b6eb0" officeooo:paragraph-rsid="001b6eb0" fo:background-color="#ffffff" style:font-size-asian="12pt" style:font-size-complex="12pt"/>
    </style:style>
    <style:style style:name="P22" style:family="paragraph" style:parent-style-name="Standard">
      <style:text-properties fo:color="#000000" style:font-name="Arial" fo:font-size="12pt" style:text-underline-style="none" officeooo:rsid="001b6eb0" officeooo:paragraph-rsid="001bd4b9" fo:background-color="#ffffff" style:font-size-asian="12pt" style:font-size-complex="12pt"/>
    </style:style>
    <style:style style:name="P23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0ec1a0" fo:background-color="#ffffff" style:font-size-asian="12pt" style:font-size-complex="12pt"/>
    </style:style>
    <style:style style:name="P24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0f3549" fo:background-color="#ffffff" style:font-size-asian="12pt" style:font-size-complex="12pt"/>
    </style:style>
    <style:style style:name="P25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14e58" fo:background-color="#ffffff" style:font-size-asian="12pt" style:font-size-complex="12pt"/>
    </style:style>
    <style:style style:name="P26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312f2" fo:background-color="#ffffff" style:font-size-asian="12pt" style:font-size-complex="12pt"/>
    </style:style>
    <style:style style:name="P27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920b8" fo:background-color="#ffffff" style:font-size-asian="12pt" style:font-size-complex="12pt"/>
    </style:style>
    <style:style style:name="P28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bd4b9" fo:background-color="#ffffff" style:font-size-asian="12pt" style:font-size-complex="12pt"/>
    </style:style>
    <style:style style:name="P29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c57d7" fo:background-color="#ffffff" style:font-size-asian="12pt" style:font-size-complex="12pt"/>
    </style:style>
    <style:style style:name="P30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ccba5" fo:background-color="#ffffff" style:font-size-asian="12pt" style:font-size-complex="12pt"/>
    </style:style>
    <style:style style:name="P31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0ec1a0" officeooo:paragraph-rsid="001d7e42" fo:background-color="#ffffff" style:font-size-asian="12pt" style:font-size-complex="12pt"/>
    </style:style>
    <style:style style:name="P32" style:family="paragraph" style:parent-style-name="Standard">
      <style:text-properties fo:color="#000000" style:font-name="Arial" fo:font-size="12pt" style:text-underline-style="solid" style:text-underline-width="auto" style:text-underline-color="font-color" officeooo:rsid="00110cdb" officeooo:paragraph-rsid="00110cdb" fo:background-color="#ffffff" style:font-size-asian="12pt" style:font-size-complex="12pt"/>
    </style:style>
    <style:style style:name="P33" style:family="paragraph" style:parent-style-name="Standard">
      <style:text-properties fo:color="#000000" style:font-name="Arial" fo:font-size="12pt" fo:font-style="normal" style:text-underline-style="none" officeooo:rsid="000ec1a0" officeooo:paragraph-rsid="001d7e42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style:font-name="Arial" fo:font-size="12pt" fo:font-style="normal" style:text-underline-style="none" officeooo:rsid="000ec1a0" officeooo:paragraph-rsid="001dd9bd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style:font-name="Arial" fo:font-size="12pt" fo:font-style="normal" style:text-underline-style="none" officeooo:rsid="00114e58" officeooo:paragraph-rsid="001d7e42" fo:background-color="#ffffff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style:font-name="Arial" fo:font-size="12pt" fo:font-style="normal" style:text-underline-style="none" officeooo:rsid="001d7e42" officeooo:paragraph-rsid="001d7e42" fo:background-color="#ffffff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Arial" fo:font-size="12pt" fo:font-style="normal" style:text-underline-style="none" officeooo:rsid="001c57d7" officeooo:paragraph-rsid="001d7e42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Arial" fo:font-size="12pt" fo:font-style="normal" style:text-underline-style="none" officeooo:rsid="001dd9bd" officeooo:paragraph-rsid="001dd9bd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style:font-name="Arial" fo:font-size="12pt" fo:font-style="normal" style:text-underline-style="none" officeooo:rsid="000ec1a0" officeooo:paragraph-rsid="001d7e42" fo:background-color="transparent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Arial" fo:font-size="12pt" fo:font-style="normal" style:text-underline-style="none" fo:font-weight="normal" officeooo:rsid="000ec1a0" officeooo:paragraph-rsid="001d7e42" fo:background-color="transparent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Arial" fo:font-size="12pt" fo:font-style="normal" style:text-underline-style="solid" style:text-underline-width="auto" style:text-underline-color="font-color" officeooo:rsid="000ec1a0" officeooo:paragraph-rsid="001d7e42" fo:background-color="#ffffff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style:font-name="Arial" fo:font-size="12pt" fo:font-style="normal" style:text-underline-style="solid" style:text-underline-width="auto" style:text-underline-color="font-color" officeooo:rsid="000ec1a0" officeooo:paragraph-rsid="001dd9bd" fo:background-color="#ffffff" style:font-size-asian="12pt" style:font-style-asian="normal" style:font-size-complex="12pt" style:font-style-complex="normal"/>
    </style:style>
    <style:style style:name="P43" style:family="paragraph" style:parent-style-name="Standard">
      <style:text-properties style:font-name="Arial"/>
    </style:style>
    <style:style style:name="P44" style:family="paragraph" style:parent-style-name="Standard">
      <style:text-properties style:font-name="Arial" style:text-underline-style="none" officeooo:rsid="000ec1a0" officeooo:paragraph-rsid="000f3549"/>
    </style:style>
    <style:style style:name="P45" style:family="paragraph" style:parent-style-name="Standard">
      <style:text-properties style:font-name="Arial" style:text-underline-style="none" officeooo:rsid="001c57d7" officeooo:paragraph-rsid="001c57d7"/>
    </style:style>
    <style:style style:name="P46" style:family="paragraph" style:parent-style-name="Standard">
      <style:text-properties style:font-name="Arial" style:text-underline-style="none" officeooo:rsid="001c57d7" officeooo:paragraph-rsid="001ccba5"/>
    </style:style>
    <style:style style:name="P47" style:family="paragraph" style:parent-style-name="Standard">
      <style:text-properties style:font-name="Arial" style:text-underline-style="none" officeooo:rsid="00114e58" officeooo:paragraph-rsid="001c57d7"/>
    </style:style>
    <style:style style:name="P48" style:family="paragraph" style:parent-style-name="Standard">
      <style:text-properties style:font-name="Arial" style:text-underline-style="none" officeooo:rsid="00114e58" officeooo:paragraph-rsid="001ccba5"/>
    </style:style>
    <style:style style:name="P49" style:family="paragraph" style:parent-style-name="Standard">
      <style:text-properties style:font-name="Arial" style:text-underline-style="none" officeooo:rsid="001ccba5" officeooo:paragraph-rsid="001ccba5"/>
    </style:style>
    <style:style style:name="P50" style:family="paragraph" style:parent-style-name="Standard">
      <style:text-properties style:font-name="Arial" style:text-underline-style="none" officeooo:rsid="001d7e42" officeooo:paragraph-rsid="001d7e42"/>
    </style:style>
    <style:style style:name="P51" style:family="paragraph" style:parent-style-name="Standard">
      <style:text-properties style:font-name="Arial" officeooo:rsid="00114e58" officeooo:paragraph-rsid="00114e58"/>
    </style:style>
    <style:style style:name="P52" style:family="paragraph">
      <style:paragraph-properties fo:text-align="center"/>
    </style:style>
    <style:style style:name="T1" style:family="text">
      <style:text-properties style:text-underline-style="none" officeooo:rsid="001920b8"/>
    </style:style>
    <style:style style:name="T2" style:family="text">
      <style:text-properties officeooo:rsid="0010353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14e58"/>
    </style:style>
    <style:style style:name="T5" style:family="text">
      <style:text-properties style:text-underline-style="solid" style:text-underline-width="auto" style:text-underline-color="font-color" officeooo:rsid="001dd9b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353c" style:font-style-asian="italic" style:font-style-complex="italic"/>
    </style:style>
    <style:style style:name="T8" style:family="text">
      <style:text-properties fo:font-style="italic" officeooo:rsid="001312f2" style:font-style-asian="italic" style:font-style-complex="italic"/>
    </style:style>
    <style:style style:name="T9" style:family="text">
      <style:text-properties fo:font-style="italic" officeooo:rsid="0018b00c" style:font-style-asian="italic" style:font-style-complex="italic"/>
    </style:style>
    <style:style style:name="T10" style:family="text">
      <style:text-properties fo:font-style="italic" officeooo:rsid="001920b8" style:font-style-asian="italic" style:font-style-complex="italic"/>
    </style:style>
    <style:style style:name="T11" style:family="text">
      <style:text-properties fo:font-style="italic" officeooo:rsid="001b6eb0" style:font-style-asian="italic" style:font-style-complex="italic"/>
    </style:style>
    <style:style style:name="T12" style:family="text">
      <style:text-properties fo:font-style="italic" officeooo:rsid="001c57d7" style:font-style-asian="italic" style:font-style-complex="italic"/>
    </style:style>
    <style:style style:name="T13" style:family="text">
      <style:text-properties fo:font-style="italic" officeooo:rsid="001d7e42" style:font-style-asian="italic" style:font-style-complex="italic"/>
    </style:style>
    <style:style style:name="T14" style:family="text">
      <style:text-properties fo:font-style="italic" officeooo:rsid="001dd9bd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dd9bd" style:font-style-asian="italic" style:font-style-complex="italic"/>
    </style:style>
    <style:style style:name="T16" style:family="text">
      <style:text-properties fo:font-weight="normal"/>
    </style:style>
    <style:style style:name="T17" style:family="text">
      <style:text-properties officeooo:rsid="00110cdb"/>
    </style:style>
    <style:style style:name="T18" style:family="text">
      <style:text-properties officeooo:rsid="00114e58"/>
    </style:style>
    <style:style style:name="T19" style:family="text">
      <style:text-properties officeooo:rsid="0013c989"/>
    </style:style>
    <style:style style:name="T20" style:family="text">
      <style:text-properties officeooo:rsid="0017561f"/>
    </style:style>
    <style:style style:name="T21" style:family="text">
      <style:text-properties officeooo:rsid="001920b8"/>
    </style:style>
    <style:style style:name="T22" style:family="text">
      <style:text-properties officeooo:rsid="001bd4b9"/>
    </style:style>
    <style:style style:name="T23" style:family="text">
      <style:text-properties officeooo:rsid="001ccba5"/>
    </style:style>
    <style:style style:name="T24" style:family="text">
      <style:text-properties officeooo:rsid="001d7e4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Procédure </text:span>: <text:span text:style-name="T6">lireTouche</text:span></text:p>
      <text:p text:style-name="P5"/>
      <text:p text:style-name="P5">lis la touche saisie par l'utilisateur</text:p>
      <text:p text:style-name="P7"/>
      <text:p text:style-name="P23"><text:span text:style-name="T17">P</text:span>aramètres</text:p>
      <text:p text:style-name="P7"><text:span text:style-name="T6">touche</text:span>(sortie) : caractère, touche saisie par le joueur.</text:p>
      <text:p text:style-name="P7"><draw:line text:anchor-type="paragraph" draw:z-index="0" draw:name="Forme1" draw:style-name="gr1" draw:text-style-name="P52" svg:x1="-0.002cm" svg:y1="0.37cm" svg:x2="11.403cm" svg:y2="0.37cm"><text:p/></draw:line></text:p>
      <text:p text:style-name="P7"/>
      <text:p text:style-name="P8"><text:span text:style-name="T3">Procédure </text:span>: <text:s/><text:span text:style-name="T7">afficherInterface</text:span></text:p>
      <text:p text:style-name="P8"/>
      <text:p text:style-name="P8"><text:span text:style-name="T16">affiche l'interface de départ avec les règles et les contrôles</text:span></text:p>
      <text:p text:style-name="P8"/>
      <text:p text:style-name="P24"><text:span text:style-name="T2">P</text:span>aramètres</text:p>
      <text:p text:style-name="P15">aucun</text:p>
      <text:p text:style-name="P15"><draw:line text:anchor-type="paragraph" draw:z-index="1" draw:name="Forme2" draw:style-name="gr1" draw:text-style-name="P52" svg:x1="-0.062cm" svg:y1="0.21cm" svg:x2="12.227cm" svg:y2="0.21cm"><text:p/></draw:line></text:p>
      <text:p text:style-name="P4"><text:span text:style-name="T3">Procédure</text:span> : <text:s text:c="2"/><text:span text:style-name="T6">afficherJoueurJoue</text:span></text:p>
      <text:p text:style-name="P6"/>
      <text:p text:style-name="P6"><text:span text:style-name="T16">affiche le joueur qui dois jouer </text:span></text:p>
      <text:p text:style-name="P8"/>
      <text:p text:style-name="P32">Paramètres</text:p>
      <text:p text:style-name="P17">joueurCommence(entrée) : <text:span text:style-name="T18">caractère, soit o, soit x qui montre quel joueur commence.</text:span></text:p>
      <text:p text:style-name="P17">tour(entrée) : <text:span text:style-name="T18">entier, donne le numéro du tour que l’on joue.</text:span></text:p>
      <text:p text:style-name="P21">joueurJoue(sortie) : caractère, soit x soit o, qui montre quel joueur joue</text:p>
      <text:p text:style-name="P8"><draw:line text:anchor-type="paragraph" draw:z-index="2" draw:name="Forme3" draw:style-name="gr1" draw:text-style-name="P52" svg:x1="-0.002cm" svg:y1="0.372cm" svg:x2="16.078cm" svg:y2="0.402cm"><text:p/></draw:line></text:p>
      <text:p text:style-name="P43"><text:span text:style-name="T4">P</text:span><text:span text:style-name="T3">rocédure </text:span>: <text:span text:style-name="T6">affichergrille</text:span></text:p>
      <text:p text:style-name="P43"/>
      <text:p text:style-name="P43"><text:span text:style-name="T18">a</text:span>ffiche la grille de départ</text:p>
      <text:p text:style-name="P43"/>
      <text:p text:style-name="P25"><text:span text:style-name="T2">P</text:span>aramètres</text:p>
      <text:p text:style-name="P51">grille(entrée) : tableau[] de chaîne [<text:span text:style-name="T24">4</text:span>], cases de la grille.</text:p>
      <text:p text:style-name="P51"/>
      <text:p text:style-name="P51"><draw:line text:anchor-type="paragraph" draw:z-index="3" draw:name="Forme4" draw:style-name="gr1" draw:text-style-name="P52" svg:x1="-0.09cm" svg:y1="0.064cm" svg:x2="14.198cm" svg:y2="0.094cm"><text:p/></draw:line></text:p>
      <text:p text:style-name="P51"/>
      <text:p text:style-name="P9"><text:span text:style-name="T3">Procédure </text:span>: <text:s/><text:span text:style-name="T8">choisirJoueur</text:span></text:p>
      <text:p text:style-name="P9"/>
      <text:p text:style-name="P18"><text:span text:style-name="T16">demande quel joueur commence : o ou x</text:span></text:p>
      <text:p text:style-name="P9"/>
      <text:p text:style-name="P26"><text:span text:style-name="T2">P</text:span>aramètres</text:p>
      <text:p text:style-name="P19">joueurDepart(sortie) : <text:s/><text:span text:style-name="T19">caractère, jeton de ce</text:span><text:span text:style-name="T20">lui qui commence a jouer</text:span></text:p>
      <text:p text:style-name="P19"><draw:line text:anchor-type="paragraph" draw:z-index="4" draw:name="Forme5" draw:style-name="gr1" draw:text-style-name="P52" svg:x1="-0.864cm" svg:y1="0.55cm" svg:x2="16.951cm" svg:y2="0.462cm"><text:p/></draw:line></text:p>
      <text:p text:style-name="P19"/>
      <text:p text:style-name="P10"><text:span text:style-name="T3">Procédure </text:span>: <text:s/><text:span text:style-name="T9">déplacement</text:span></text:p>
      <text:p text:style-name="P19"/>
      <text:p text:style-name="P20">déplace le jeton du joueur : lis les touches utilisées par le joueur <text:span text:style-name="T21">grâce à </text:span><text:span text:style-name="T10">lireTouche</text:span><text:span text:style-name="T21">, se déplace avec q et d et valide avec espace.</text:span></text:p>
      <text:p text:style-name="P20"/>
      <text:p text:style-name="P27"><text:span text:style-name="T2">P</text:span>aramètres<text:span text:style-name="T1"> </text:span></text:p>
      <text:p text:style-name="P21"><text:span text:style-name="T1">joueurJoue(</text:span>entrée<text:span text:style-name="T1">) : caractère, soit x soit o, qui montre quel </text:span>type de jeton il faut déplacer</text:p>
      <text:p text:style-name="P21">colonnePlace(sortie) : entier, indique la colonne dans laquelle le joueur souhaite placer son jeton.</text:p>
      <text:p text:style-name="P21"><draw:line text:anchor-type="paragraph" draw:z-index="5" draw:name="Forme6" draw:style-name="gr1" draw:text-style-name="P52" svg:x1="-0.628cm" svg:y1="0.385cm" svg:x2="16.069cm" svg:y2="0.325cm"><text:p/></draw:line></text:p>
      <text:p text:style-name="P21"/>
      <text:p text:style-name="P11"><text:soft-page-break/><text:span text:style-name="T3">Procédure </text:span>: <text:s/><text:span text:style-name="T11">placeJeton</text:span></text:p>
      <text:p text:style-name="P1"/>
      <text:p text:style-name="P2">place le jeton dans la colonne choisie</text:p>
      <text:p text:style-name="P1"/>
      <text:p text:style-name="P1"/>
      <text:p text:style-name="P28"><text:span text:style-name="T2">P</text:span>aramètres<text:span text:style-name="T1"> </text:span></text:p>
      <text:p text:style-name="P22">colonnePlace(<text:span text:style-name="T22">entrée</text:span>) : entier, indique la colonne dans laquelle le joueur souhaite placer son jeton.</text:p>
      <text:p text:style-name="P3">grille(entrée/<text:span text:style-name="T22">sortie</text:span>) : tableau[] de chaîne [<text:span text:style-name="T24">4</text:span>], cases de la grille.</text:p>
      <text:p text:style-name="P1"><draw:line text:anchor-type="paragraph" draw:z-index="6" draw:name="Forme7" draw:style-name="gr1" draw:text-style-name="P52" svg:x1="-0.159cm" svg:y1="0.27cm" svg:x2="15.305cm" svg:y2="0.27cm"><text:p/></draw:line></text:p>
      <text:p text:style-name="P1"/>
      <text:p text:style-name="P12"><text:span text:style-name="T3">Procédure </text:span>: <text:s/><text:span text:style-name="T12">verifieVictoire</text:span></text:p>
      <text:p text:style-name="P44"/>
      <text:p text:style-name="P45">vérifie si la partie est finie par la victoire d’un joueur.</text:p>
      <text:p text:style-name="P45"/>
      <text:p text:style-name="P29"><text:span text:style-name="T2">P</text:span>aramètres<text:span text:style-name="T1"> </text:span></text:p>
      <text:p text:style-name="P47">grille(entrée) : tableau[] de chaîne [<text:span text:style-name="T24">4</text:span>], cases de la grille.</text:p>
      <text:p text:style-name="P45">joueurVainqueur(sortie) : caractère, <text:span text:style-name="T23">x ou o selon le vainqueur, un espace si il n’y a pas de vainqueur.</text:span></text:p>
      <text:p text:style-name="P49">partieFinieV(entrée/sortie) : booléen, vrai si la partie est finie par la victoire d’un joueur.</text:p>
      <text:p text:style-name="P44"><draw:line text:anchor-type="paragraph" draw:z-index="7" draw:name="Forme8" draw:style-name="gr1" draw:text-style-name="P52" svg:x1="-0.512cm" svg:y1="0.236cm" svg:x2="16.598cm" svg:y2="0.324cm"><text:p/></draw:line></text:p>
      <text:p text:style-name="P13"><text:span text:style-name="T3">Procédure </text:span>: <text:s/><text:span text:style-name="T12">verifieVictoire</text:span></text:p>
      <text:p text:style-name="P44"/>
      <text:p text:style-name="P46">vérifie si la partie est finie p<text:span text:style-name="T23">ar une égalité</text:span>.</text:p>
      <text:p text:style-name="P44"/>
      <text:p text:style-name="P30"><text:span text:style-name="T2">P</text:span>aramètres<text:span text:style-name="T1"> </text:span></text:p>
      <text:p text:style-name="P48">grille(entrée) : tableau[] de chaîne [<text:span text:style-name="T24">4</text:span>], cases de la grille.</text:p>
      <text:p text:style-name="P49">partieFinieE(entrée/sortie) : booléen, vrai si la partie est finie par une égalité.</text:p>
      <text:p text:style-name="P49"/>
      <text:p text:style-name="P49"><draw:line text:anchor-type="paragraph" draw:z-index="8" draw:name="Forme9" draw:style-name="gr1" draw:text-style-name="P52" svg:x1="-0.923cm" svg:y1="0.146cm" svg:x2="16.275cm" svg:y2="0.088cm"><text:p/></draw:line></text:p>
      <text:p text:style-name="P14"><text:span text:style-name="T3">Procédure </text:span>: <text:s/><text:span text:style-name="T12">v</text:span><text:span text:style-name="T13">ideTerminal</text:span></text:p>
      <text:p text:style-name="P49"/>
      <text:p text:style-name="P50">vide le terminal pour éviter une accumulation de données inutiles</text:p>
      <text:p text:style-name="P49"/>
      <text:p text:style-name="P31"><text:span text:style-name="T2">P</text:span>aramètres</text:p>
      <text:p text:style-name="P16">aucun</text:p>
      <text:p text:style-name="P49"><draw:line text:anchor-type="paragraph" draw:z-index="9" draw:name="Forme10" draw:style-name="gr1" draw:text-style-name="P52" svg:x1="-0.363cm" svg:y1="0.358cm" svg:x2="15.717cm" svg:y2="0.27cm"><text:p/></draw:line></text:p>
      <text:p text:style-name="P49"/>
      <text:p text:style-name="P14"><text:span text:style-name="T3">Procédure </text:span>: <text:s/><text:span text:style-name="T13">affiche</text:span><text:span text:style-name="T14">r</text:span><text:span text:style-name="T13">GrilleFinie</text:span></text:p>
      <text:p text:style-name="P14"><text:span text:style-name="T13"/></text:p>
      <text:p text:style-name="P40"><text:span text:style-name="T24">affiche la grille a la fin du jeu et met en valeur les 4(ou+) jetons alignés si il y a une victoire</text:span></text:p>
      <text:p text:style-name="P39"/>
      <text:p text:style-name="P41"><text:span text:style-name="T2">P</text:span>aramètres</text:p>
      <text:p text:style-name="P35"><draw:line text:anchor-type="paragraph" draw:z-index="10" draw:name="Forme11" draw:style-name="gr1" draw:text-style-name="P52" svg:x1="-0.099cm" svg:y1="0.653cm" svg:x2="16.54cm" svg:y2="0.653cm"><text:p/></draw:line>grille(entrée) : tableau[] de chaîne [<text:span text:style-name="T24">4</text:span>], cases de la grille.</text:p>
      <text:p text:style-name="P35"/>
      <text:p text:style-name="P33"><text:span text:style-name="T3">Procédure </text:span>: <text:s/><text:span text:style-name="T13">affiche</text:span><text:span text:style-name="T14">r</text:span><text:span text:style-name="T13">Vainqueur</text:span></text:p>
      <text:p text:style-name="P33"><text:span text:style-name="T13"/></text:p>
      <text:p text:style-name="P36">affiche le joueur qui a gagné</text:p>
      <text:p text:style-name="P36"><text:span text:style-name="T6"/></text:p>
      <text:p text:style-name="P41"><text:span text:style-name="T2">P</text:span>aramètres</text:p>
      <text:p text:style-name="P37"><draw:line text:anchor-type="paragraph" draw:z-index="11" draw:name="Forme12" draw:style-name="gr1" draw:text-style-name="P52" svg:x1="-0.129cm" svg:y1="0.968cm" svg:x2="16.686cm" svg:y2="0.998cm"><text:p/></draw:line>joueurVainqueur(sortie) : caractère, <text:span text:style-name="T23">x ou o selon le vainqueur, un espace si il n’y a pas de vainqueur.</text:span></text:p>
      <text:p text:style-name="P34"><text:soft-page-break/><text:span text:style-name="T5">Procédure </text:span><text:span text:style-name="T14">: <text:s/></text:span><text:span text:style-name="T13">affiche</text:span><text:span text:style-name="T14">r</text:span></text:p>
      <text:p text:style-name="P35"/>
      <text:p text:style-name="P38">affiche un message d’egalité</text:p>
      <text:p text:style-name="P35"/>
      <text:p text:style-name="P42"><text:span text:style-name="T2">P</text:span>aramètres</text:p>
      <text:p text:style-name="P38">aucu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9T09:19:21.184427873</meta:creation-date>
    <dc:date>2022-10-23T19:12:20.916000000</dc:date>
    <meta:editing-duration>PT5H25M32S</meta:editing-duration>
    <meta:editing-cycles>13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59" meta:word-count="394" meta:character-count="2525" meta:non-whitespace-character-count="2172"/>
  </office:meta>
</office:document-meta>
</file>